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style:text-align-source="fix" style:repeat-content="false" fo:border="0.99pt groove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2.1.3(5)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 = 974.2 10^2 Па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Воздух</text:p>
          </table:table-cell>
          <table:table-cell/>
          <table:table-cell table:style-name="ce1" office:value-type="string" calcext:value-type="string">
            <text:p>T1</text:p>
          </table:table-cell>
          <table:table-cell table:style-name="ce2" office:value-type="string" calcext:value-type="string">
            <text:p>24.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1" office:value-type="string" calcext:value-type="string">
            <text:p>T2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1" office:value-type="string" calcext:value-type="string">
            <text:p>T3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1" office:value-type="string" calcext:value-type="string">
            <text:p>T4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1" office:value-type="string" calcext:value-type="string">
            <text:p>T5</text:p>
          </table:table-cell>
          <table:table-cell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221" calcext:value-type="float">
            <text:p>1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476" calcext:value-type="float">
            <text:p>147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265" calcext:value-type="float">
            <text:p>1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536" calcext:value-type="float">
            <text:p>153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045" calcext:value-type="float">
            <text:p>1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311" calcext:value-type="float">
            <text:p>1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565" calcext:value-type="float">
            <text:p>15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9:12:34.707832255</meta:creation-date>
    <dc:date>2019-03-06T11:20:27.321857259</dc:date>
    <meta:editing-duration>PT26M11S</meta:editing-duration>
    <meta:editing-cycles>1</meta:editing-cycles>
    <meta:generator>LibreOffice/5.1.6.2$Linux_X86_64 LibreOffice_project/10m0$Build-2</meta:generator>
    <meta:document-statistic meta:table-count="1" meta:cell-count="78" meta:object-count="0"/>
  </office:meta>
</office:document-meta>
</file>